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9mm"/>
    </style:style>
    <style:style style:name="co3" style:family="table-column">
      <style:table-column-properties fo:break-before="auto" style:column-width="25.58mm"/>
    </style:style>
    <style:style style:name="co4" style:family="table-column">
      <style:table-column-properties fo:break-before="auto" style:column-width="37.39mm"/>
    </style:style>
    <style:style style:name="co5" style:family="table-column">
      <style:table-column-properties fo:break-before="auto" style:column-width="55.77mm"/>
    </style:style>
    <style:style style:name="co6" style:family="table-column">
      <style:table-column-properties fo:break-before="auto" style:column-width="44.29mm"/>
    </style:style>
    <style:style style:name="co7" style:family="table-column">
      <style:table-column-properties fo:break-before="auto" style:column-width="40.36mm"/>
    </style:style>
    <style:style style:name="co8" style:family="table-column">
      <style:table-column-properties fo:break-before="auto" style:column-width="57.73mm"/>
    </style:style>
    <style:style style:name="co9" style:family="table-column">
      <style:table-column-properties fo:break-before="auto" style:column-width="53.8mm"/>
    </style:style>
    <style:style style:name="co10" style:family="table-column">
      <style:table-column-properties fo:break-before="auto" style:column-width="39.69mm"/>
    </style:style>
    <style:style style:name="co11" style:family="table-column">
      <style:table-column-properties fo:break-before="auto" style:column-width="28.2mm"/>
    </style:style>
    <style:style style:name="co12" style:family="table-column">
      <style:table-column-properties fo:break-before="auto" style:column-width="36.09mm"/>
    </style:style>
    <style:style style:name="co13" style:family="table-column">
      <style:table-column-properties fo:break-before="auto" style:column-width="40.68mm"/>
    </style:style>
    <style:style style:name="co14" style:family="table-column">
      <style:table-column-properties fo:break-before="auto" style:column-width="6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08" table:default-cell-style-name="ce1"/>
        <table:table-row table:style-name="ro1">
          <table:table-cell office:value-type="string" calcext:value-type="string">
            <text:p>Image 1 </text:p>
          </table:table-cell>
          <table:table-cell office:value-type="string" calcext:value-type="string">
            <text:p>Image 2</text:p>
          </table:table-cell>
          <table:table-cell office:value-type="string" calcext:value-type="string">
            <text:p>Class of Sign</text:p>
          </table:table-cell>
          <table:table-cell office:value-type="string" calcext:value-type="string">
            <text:p>Camera Cordinate X_image 2</text:p>
          </table:table-cell>
          <table:table-cell office:value-type="string" calcext:value-type="string">
            <text:p>Camera Cordinate Y_image2</text:p>
          </table:table-cell>
          <table:table-cell office:value-type="string" calcext:value-type="string">
            <text:p>Actual Sign X </text:p>
          </table:table-cell>
          <table:table-cell office:value-type="string" calcext:value-type="string">
            <text:p>Actual Sign <text:s/>Y</text:p>
          </table:table-cell>
          <table:table-cell office:value-type="string" calcext:value-type="string">
            <text:p><text:s/>Predicted Width</text:p>
          </table:table-cell>
          <table:table-cell office:value-type="string" calcext:value-type="string">
            <text:p>Predicted Ahead</text:p>
          </table:table-cell>
          <table:table-cell office:value-type="string" calcext:value-type="string">
            <text:p>Predicted GPS lat</text:p>
          </table:table-cell>
          <table:table-cell office:value-type="string" calcext:value-type="string">
            <text:p>Predicted GPS Y</text:p>
          </table:table-cell>
          <table:table-cell office:value-type="string" calcext:value-type="string">
            <text:p>Actual Sign GPS</text:p>
          </table:table-cell>
          <table:table-cell office:value-type="string" calcext:value-type="string">
            <text:p>Actual Sign GPS lo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003220.jpg</text:p>
          </table:table-cell>
          <table:table-cell office:value-type="string" calcext:value-type="string">
            <text:p>0003221.jpg</text:p>
          </table:table-cell>
          <table:table-cell office:value-type="float" office:value="3" calcext:value-type="float">
            <text:p>3</text:p>
          </table:table-cell>
          <table:table-cell office:value-type="float" office:value="813056.0021" calcext:value-type="float">
            <text:p>813056.0021</text:p>
          </table:table-cell>
          <table:table-cell office:value-type="float" office:value="3865341.434" calcext:value-type="float">
            <text:p>3865341.434</text:p>
          </table:table-cell>
          <table:table-cell office:value-type="float" office:value="813043.016275001" calcext:value-type="float">
            <text:p>813043.016275001</text:p>
          </table:table-cell>
          <table:table-cell office:value-type="float" office:value="3865314.41575839" calcext:value-type="float">
            <text:p>3865314.41575839</text:p>
          </table:table-cell>
          <table:table-cell office:value-type="float" office:value="16.998289216496" calcext:value-type="float">
            <text:p>16.9982892165</text:p>
          </table:table-cell>
          <table:table-cell table:style-name="ce2" office:value-type="float" office:value="49.7554547204233" calcext:value-type="float">
            <text:p>49.7554547204</text:p>
          </table:table-cell>
          <table:table-cell office:value-type="float" office:value="34.8818186375993" calcext:value-type="float">
            <text:p>34.8818186376</text:p>
          </table:table-cell>
          <table:table-cell office:value-type="float" office:value="-83.5751221320038" calcext:value-type="float">
            <text:p>-83.575122132</text:p>
          </table:table-cell>
          <table:table-cell table:style-name="Default" office:value-type="float" office:value="34.882022184" calcext:value-type="float">
            <text:p>34.882022184</text:p>
          </table:table-cell>
          <table:table-cell table:style-name="Default" office:value-type="float" office:value="-83.575074484" calcext:value-type="float">
            <text:p>-83.575074484</text:p>
          </table:table-cell>
          <table:table-cell table:formula="of:=ACOS(COS(RADIANS(90-[.J2])) *COS(RADIANS(90-[.L2])) +SIN(RADIANS(90-[.J2])) *SIN(RADIANS(90-[.L2])) *COS(RADIANS([.K2]-[.M2]))) *6371" office:value-type="float" office:value="0.0230468023439592" calcext:value-type="float">
            <text:p>0.0230468023</text:p>
          </table:table-cell>
          <table:table-cell table:formula="of:=[.N2]*1000" office:value-type="float" office:value="23.0468023439592" calcext:value-type="float">
            <text:p>23.046802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21.jpg</text:p>
          </table:table-cell>
          <table:table-cell office:value-type="string" calcext:value-type="string">
            <text:p>0003222.jpg</text:p>
          </table:table-cell>
          <table:table-cell office:value-type="float" office:value="3" calcext:value-type="float">
            <text:p>3</text:p>
          </table:table-cell>
          <table:table-cell office:value-type="float" office:value="813054.4431" calcext:value-type="float">
            <text:p>813054.4431</text:p>
          </table:table-cell>
          <table:table-cell office:value-type="float" office:value="3865336.787" calcext:value-type="float">
            <text:p>3865336.787</text:p>
          </table:table-cell>
          <table:table-cell office:value-type="float" office:value="813043.016275001" calcext:value-type="float">
            <text:p>813043.016275001</text:p>
          </table:table-cell>
          <table:table-cell office:value-type="float" office:value="3865314.41575839" calcext:value-type="float">
            <text:p>3865314.41575839</text:p>
          </table:table-cell>
          <table:table-cell office:value-type="float" office:value="13.7489022283444" calcext:value-type="float">
            <text:p>13.7489022283</text:p>
          </table:table-cell>
          <table:table-cell table:style-name="ce2" office:value-type="float" office:value="35.3426799416261" calcext:value-type="float">
            <text:p>35.3426799416</text:p>
          </table:table-cell>
          <table:table-cell office:value-type="float" office:value="34.8819060230756" calcext:value-type="float">
            <text:p>34.8819060231</text:p>
          </table:table-cell>
          <table:table-cell office:value-type="float" office:value="-83.5751000160983" calcext:value-type="float">
            <text:p>-83.5751000161</text:p>
          </table:table-cell>
          <table:table-cell table:style-name="Default" office:value-type="float" office:value="34.882022184" calcext:value-type="float">
            <text:p>34.882022184</text:p>
          </table:table-cell>
          <table:table-cell table:style-name="Default" office:value-type="float" office:value="-83.575074484" calcext:value-type="float">
            <text:p>-83.575074484</text:p>
          </table:table-cell>
          <table:table-cell table:formula="of:=ACOS(COS(RADIANS(90-[.J3])) *COS(RADIANS(90-[.L3])) +SIN(RADIANS(90-[.J3])) *SIN(RADIANS(90-[.L3])) *COS(RADIANS([.K3]-[.M3]))) *6371" office:value-type="float" office:value="0.0131244401331117" calcext:value-type="float">
            <text:p>0.0131244401</text:p>
          </table:table-cell>
          <table:table-cell table:formula="of:=[.N3]*1000" office:value-type="float" office:value="13.1244401331117" calcext:value-type="float">
            <text:p>13.12444013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22.jpg</text:p>
          </table:table-cell>
          <table:table-cell office:value-type="string" calcext:value-type="string">
            <text:p>0003223.jpg</text:p>
          </table:table-cell>
          <table:table-cell office:value-type="float" office:value="3" calcext:value-type="float">
            <text:p>3</text:p>
          </table:table-cell>
          <table:table-cell office:value-type="float" office:value="813052.8931" calcext:value-type="float">
            <text:p>813052.8931</text:p>
          </table:table-cell>
          <table:table-cell office:value-type="float" office:value="3865332.055" calcext:value-type="float">
            <text:p>3865332.055</text:p>
          </table:table-cell>
          <table:table-cell office:value-type="float" office:value="813043.016275001" calcext:value-type="float">
            <text:p>813043.016275001</text:p>
          </table:table-cell>
          <table:table-cell office:value-type="float" office:value="3865314.41575839" calcext:value-type="float">
            <text:p>3865314.41575839</text:p>
          </table:table-cell>
          <table:table-cell office:value-type="float" office:value="12.6023311516838" calcext:value-type="float">
            <text:p>12.6023311517</text:p>
          </table:table-cell>
          <table:table-cell table:style-name="ce2" office:value-type="float" office:value="27.4159351018042" calcext:value-type="float">
            <text:p>27.4159351018</text:p>
          </table:table-cell>
          <table:table-cell office:value-type="float" office:value="34.8819349047417" calcext:value-type="float">
            <text:p>34.8819349047</text:p>
          </table:table-cell>
          <table:table-cell office:value-type="float" office:value="-83.5751032285311" calcext:value-type="float">
            <text:p>-83.5751032285</text:p>
          </table:table-cell>
          <table:table-cell table:style-name="Default" office:value-type="float" office:value="34.882022184" calcext:value-type="float">
            <text:p>34.882022184</text:p>
          </table:table-cell>
          <table:table-cell table:style-name="Default" office:value-type="float" office:value="-83.575074484" calcext:value-type="float">
            <text:p>-83.575074484</text:p>
          </table:table-cell>
          <table:table-cell table:formula="of:=ACOS(COS(RADIANS(90-[.J4])) *COS(RADIANS(90-[.L4])) +SIN(RADIANS(90-[.J4])) *SIN(RADIANS(90-[.L4])) *COS(RADIANS([.K4]-[.M4]))) *6371" office:value-type="float" office:value="0.0100528367239914" calcext:value-type="float">
            <text:p>0.0100528367</text:p>
          </table:table-cell>
          <table:table-cell table:formula="of:=[.N4]*1000" office:value-type="float" office:value="10.0528367239914" calcext:value-type="float">
            <text:p>10.0528367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23.jpg</text:p>
          </table:table-cell>
          <table:table-cell office:value-type="string" calcext:value-type="string">
            <text:p>0003224.jpg</text:p>
          </table:table-cell>
          <table:table-cell office:value-type="float" office:value="3" calcext:value-type="float">
            <text:p>3</text:p>
          </table:table-cell>
          <table:table-cell office:value-type="float" office:value="813051.4573" calcext:value-type="float">
            <text:p>813051.4573</text:p>
          </table:table-cell>
          <table:table-cell office:value-type="float" office:value="3865327.219" calcext:value-type="float">
            <text:p>3865327.219</text:p>
          </table:table-cell>
          <table:table-cell office:value-type="float" office:value="813043.016275001" calcext:value-type="float">
            <text:p>813043.016275001</text:p>
          </table:table-cell>
          <table:table-cell office:value-type="float" office:value="3865314.41575839" calcext:value-type="float">
            <text:p>3865314.41575839</text:p>
          </table:table-cell>
          <table:table-cell office:value-type="float" office:value="12.0335801816982" calcext:value-type="float">
            <text:p>12.0335801817</text:p>
          </table:table-cell>
          <table:table-cell table:style-name="ce2" office:value-type="float" office:value="21.1339945883739" calcext:value-type="float">
            <text:p>21.1339945884</text:p>
          </table:table-cell>
          <table:table-cell office:value-type="float" office:value="34.8819481874453" calcext:value-type="float">
            <text:p>34.8819481874</text:p>
          </table:table-cell>
          <table:table-cell office:value-type="float" office:value="-83.575112159114" calcext:value-type="float">
            <text:p>-83.5751121591</text:p>
          </table:table-cell>
          <table:table-cell table:style-name="Default" office:value-type="float" office:value="34.882022184" calcext:value-type="float">
            <text:p>34.882022184</text:p>
          </table:table-cell>
          <table:table-cell table:style-name="Default" office:value-type="float" office:value="-83.575074484" calcext:value-type="float">
            <text:p>-83.575074484</text:p>
          </table:table-cell>
          <table:table-cell table:formula="of:=ACOS(COS(RADIANS(90-[.J5])) *COS(RADIANS(90-[.L5])) +SIN(RADIANS(90-[.J5])) *SIN(RADIANS(90-[.L5])) *COS(RADIANS([.K5]-[.M5]))) *6371" office:value-type="float" office:value="0.00891684555639922" calcext:value-type="float">
            <text:p>0.0089168456</text:p>
          </table:table-cell>
          <table:table-cell table:formula="of:=[.N5]*1000" office:value-type="float" office:value="8.91684555639922" calcext:value-type="float">
            <text:p>8.9168455564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formula="of:=ACOS(COS(RADIANS(90-[.J6])) *COS(RADIANS(90-[.L6])) +SIN(RADIANS(90-[.J6])) *SIN(RADIANS(90-[.L6])) *COS(RADIANS([.K6]-[.M6]))) *6371" office:value-type="float" office:value="0" calcext:value-type="float">
            <text:p>0</text:p>
          </table:table-cell>
          <table:table-cell table:formula="of:=[.N6]*1000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formula="of:=ACOS(COS(RADIANS(90-[.J7])) *COS(RADIANS(90-[.L7])) +SIN(RADIANS(90-[.J7])) *SIN(RADIANS(90-[.L7])) *COS(RADIANS([.K7]-[.M7]))) *6371" office:value-type="float" office:value="0" calcext:value-type="float">
            <text:p>0</text:p>
          </table:table-cell>
          <table:table-cell table:formula="of:=[.N7]*1000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53.jpg</text:p>
          </table:table-cell>
          <table:table-cell office:value-type="string" calcext:value-type="string">
            <text:p>0003254.jpg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812987.7519" calcext:value-type="float">
            <text:p>812987.7519</text:p>
          </table:table-cell>
          <table:table-cell table:style-name="Default" office:value-type="float" office:value="3865194.236" calcext:value-type="float">
            <text:p>3865194.236</text:p>
          </table:table-cell>
          <table:table-cell table:style-name="Default" office:value-type="float" office:value="812932.521703324" calcext:value-type="float">
            <text:p>812932.521703324</text:p>
          </table:table-cell>
          <table:table-cell table:style-name="Default" office:value-type="float" office:value="3865146.08977012" calcext:value-type="float">
            <text:p>3865146.08977012</text:p>
          </table:table-cell>
          <table:table-cell office:value-type="float" office:value="-5.29769818350008" calcext:value-type="float">
            <text:p>-5.2976981835</text:p>
          </table:table-cell>
          <table:table-cell office:value-type="float" office:value="-34.2650662176216" calcext:value-type="float">
            <text:p>-34.2650662176</text:p>
          </table:table-cell>
          <table:table-cell office:value-type="float" office:value="34.8812641041828" calcext:value-type="float">
            <text:p>34.8812641042</text:p>
          </table:table-cell>
          <table:table-cell office:value-type="float" office:value="-83.575647725915" calcext:value-type="float">
            <text:p>-83.5756477259</text:p>
          </table:table-cell>
          <table:table-cell table:style-name="Default" office:value-type="float" office:value="34.880541038" calcext:value-type="float">
            <text:p>34.880541038</text:p>
          </table:table-cell>
          <table:table-cell table:style-name="Default" office:value-type="float" office:value="-83.576344371" calcext:value-type="float">
            <text:p>-83.576344371</text:p>
          </table:table-cell>
          <table:table-cell table:formula="of:=ACOS(COS(RADIANS(90-[.J8])) *COS(RADIANS(90-[.L8])) +SIN(RADIANS(90-[.J8])) *SIN(RADIANS(90-[.L8])) *COS(RADIANS([.K8]-[.M8]))) *6371" office:value-type="float" office:value="0.102481851665377" calcext:value-type="float">
            <text:p>0.1024818517</text:p>
          </table:table-cell>
          <table:table-cell table:formula="of:=[.N8]*1000" office:value-type="float" office:value="102.481851665377" calcext:value-type="float">
            <text:p>102.48185166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54.jpg</text:p>
          </table:table-cell>
          <table:table-cell office:value-type="string" calcext:value-type="string">
            <text:p>0003255.jpg</text:p>
          </table:table-cell>
          <table:table-cell office:value-type="float" office:value="2" calcext:value-type="float">
            <text:p>2</text:p>
          </table:table-cell>
          <table:table-cell office:value-type="float" office:value="812984.1594" calcext:value-type="float">
            <text:p>812984.1594</text:p>
          </table:table-cell>
          <table:table-cell office:value-type="float" office:value="3865190.823" calcext:value-type="float">
            <text:p>3865190.823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-17.0463855679035" calcext:value-type="float">
            <text:p>-17.0463855679</text:p>
          </table:table-cell>
          <table:table-cell office:value-type="float" office:value="-115.209850319925" calcext:value-type="float">
            <text:p>-115.2098503199</text:p>
          </table:table-cell>
          <table:table-cell office:value-type="float" office:value="34.8819594915964" calcext:value-type="float">
            <text:p>34.8819594916</text:p>
          </table:table-cell>
          <table:table-cell office:value-type="float" office:value="-83.5755296505463" calcext:value-type="float">
            <text:p>-83.5755296505</text:p>
          </table:table-cell>
          <table:table-cell table:style-name="Default" office:value-type="float" office:value="34.880541038" calcext:value-type="float">
            <text:p>34.880541038</text:p>
          </table:table-cell>
          <table:table-cell table:style-name="Default" office:value-type="float" office:value="-83.576344371" calcext:value-type="float">
            <text:p>-83.576344371</text:p>
          </table:table-cell>
          <table:table-cell table:formula="of:=ACOS(COS(RADIANS(90-[.J9])) *COS(RADIANS(90-[.L9])) +SIN(RADIANS(90-[.J9])) *SIN(RADIANS(90-[.L9])) *COS(RADIANS([.K9]-[.M9]))) *6371" office:value-type="float" office:value="0.174356318743663" calcext:value-type="float">
            <text:p>0.1743563187</text:p>
          </table:table-cell>
          <table:table-cell table:formula="of:=[.N9]*1000" office:value-type="float" office:value="174.356318743663" calcext:value-type="float">
            <text:p>174.35631874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55.jpg</text:p>
          </table:table-cell>
          <table:table-cell office:value-type="string" calcext:value-type="string">
            <text:p>0003256.jpg</text:p>
          </table:table-cell>
          <table:table-cell office:value-type="float" office:value="2" calcext:value-type="float">
            <text:p>2</text:p>
          </table:table-cell>
          <table:table-cell office:value-type="float" office:value="812980.5361" calcext:value-type="float">
            <text:p>812980.5361</text:p>
          </table:table-cell>
          <table:table-cell office:value-type="float" office:value="3865187.422" calcext:value-type="float">
            <text:p>3865187.422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44.3614204693647" calcext:value-type="float">
            <text:p>44.3614204694</text:p>
          </table:table-cell>
          <table:table-cell office:value-type="float" office:value="294.852066817921" calcext:value-type="float">
            <text:p>294.8520668179</text:p>
          </table:table-cell>
          <table:table-cell office:value-type="float" office:value="34.8782577453759" calcext:value-type="float">
            <text:p>34.8782577454</text:p>
          </table:table-cell>
          <table:table-cell office:value-type="float" office:value="-83.5763945296366" calcext:value-type="float">
            <text:p>-83.5763945296</text:p>
          </table:table-cell>
          <table:table-cell table:style-name="Default" office:value-type="float" office:value="34.880541038" calcext:value-type="float">
            <text:p>34.880541038</text:p>
          </table:table-cell>
          <table:table-cell table:style-name="Default" office:value-type="float" office:value="-83.576344371" calcext:value-type="float">
            <text:p>-83.576344371</text:p>
          </table:table-cell>
          <table:table-cell table:formula="of:=ACOS(COS(RADIANS(90-[.J10])) *COS(RADIANS(90-[.L10])) +SIN(RADIANS(90-[.J10])) *SIN(RADIANS(90-[.L10])) *COS(RADIANS([.K10]-[.M10]))) *6371" office:value-type="float" office:value="0.253931745305402" calcext:value-type="float">
            <text:p>0.2539317453</text:p>
          </table:table-cell>
          <table:table-cell table:formula="of:=[.N10]*1000" office:value-type="float" office:value="253.931745305402" calcext:value-type="float">
            <text:p>253.93174530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56.jpg</text:p>
          </table:table-cell>
          <table:table-cell office:value-type="string" calcext:value-type="string">
            <text:p>0003257.jpg</text:p>
          </table:table-cell>
          <table:table-cell office:value-type="float" office:value="2" calcext:value-type="float">
            <text:p>2</text:p>
          </table:table-cell>
          <table:table-cell office:value-type="float" office:value="812976.8784" calcext:value-type="float">
            <text:p>812976.8784</text:p>
          </table:table-cell>
          <table:table-cell office:value-type="float" office:value="3865184.042" calcext:value-type="float">
            <text:p>3865184.042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9.79083357829883" calcext:value-type="float">
            <text:p>9.7908335783</text:p>
          </table:table-cell>
          <table:table-cell office:value-type="float" office:value="60.0953549353219" calcext:value-type="float">
            <text:p>60.0953549353</text:p>
          </table:table-cell>
          <table:table-cell office:value-type="float" office:value="34.8803309572503" calcext:value-type="float">
            <text:p>34.8803309573</text:p>
          </table:table-cell>
          <table:table-cell office:value-type="float" office:value="-83.5759703967316" calcext:value-type="float">
            <text:p>-83.5759703967</text:p>
          </table:table-cell>
          <table:table-cell table:style-name="Default" office:value-type="float" office:value="34.880541038" calcext:value-type="float">
            <text:p>34.880541038</text:p>
          </table:table-cell>
          <table:table-cell table:style-name="Default" office:value-type="float" office:value="-83.576344371" calcext:value-type="float">
            <text:p>-83.576344371</text:p>
          </table:table-cell>
          <table:table-cell table:formula="of:=ACOS(COS(RADIANS(90-[.J11])) *COS(RADIANS(90-[.L11])) +SIN(RADIANS(90-[.J11])) *SIN(RADIANS(90-[.L11])) *COS(RADIANS([.K11]-[.M11]))) *6371" office:value-type="float" office:value="0.0413451669726979" calcext:value-type="float">
            <text:p>0.041345167</text:p>
          </table:table-cell>
          <table:table-cell table:formula="of:=[.N11]*1000" office:value-type="float" office:value="41.3451669726979" calcext:value-type="float">
            <text:p>41.34516697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57.jpg</text:p>
          </table:table-cell>
          <table:table-cell office:value-type="string" calcext:value-type="string">
            <text:p>0003258.jpg</text:p>
          </table:table-cell>
          <table:table-cell office:value-type="float" office:value="2" calcext:value-type="float">
            <text:p>2</text:p>
          </table:table-cell>
          <table:table-cell office:value-type="float" office:value="812973.5804" calcext:value-type="float">
            <text:p>812973.5804</text:p>
          </table:table-cell>
          <table:table-cell office:value-type="float" office:value="3865180.811" calcext:value-type="float">
            <text:p>3865180.811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7.77273282522347" calcext:value-type="float">
            <text:p>7.7727328252</text:p>
          </table:table-cell>
          <table:table-cell office:value-type="float" office:value="43.0914703582565" calcext:value-type="float">
            <text:p>43.0914703583</text:p>
          </table:table-cell>
          <table:table-cell office:value-type="float" office:value="34.8804553277004" calcext:value-type="float">
            <text:p>34.8804553277</text:p>
          </table:table-cell>
          <table:table-cell office:value-type="float" office:value="-83.5759792298067" calcext:value-type="float">
            <text:p>-83.5759792298</text:p>
          </table:table-cell>
          <table:table-cell table:style-name="Default" office:value-type="float" office:value="34.880541038" calcext:value-type="float">
            <text:p>34.880541038</text:p>
          </table:table-cell>
          <table:table-cell table:style-name="Default" office:value-type="float" office:value="-83.576344371" calcext:value-type="float">
            <text:p>-83.576344371</text:p>
          </table:table-cell>
          <table:table-cell table:formula="of:=ACOS(COS(RADIANS(90-[.J12])) *COS(RADIANS(90-[.L12])) +SIN(RADIANS(90-[.J12])) *SIN(RADIANS(90-[.L12])) *COS(RADIANS([.K12]-[.M12]))) *6371" office:value-type="float" office:value="0.0346442303598279" calcext:value-type="float">
            <text:p>0.0346442304</text:p>
          </table:table-cell>
          <table:table-cell table:formula="of:=[.N12]*1000" office:value-type="float" office:value="34.6442303598279" calcext:value-type="float">
            <text:p>34.644230359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58.jpg</text:p>
          </table:table-cell>
          <table:table-cell office:value-type="string" calcext:value-type="string">
            <text:p>0003259.jpg</text:p>
          </table:table-cell>
          <table:table-cell office:value-type="float" office:value="2" calcext:value-type="float">
            <text:p>2</text:p>
          </table:table-cell>
          <table:table-cell office:value-type="float" office:value="812969.9975" calcext:value-type="float">
            <text:p>812969.9975</text:p>
          </table:table-cell>
          <table:table-cell office:value-type="float" office:value="3865177.344" calcext:value-type="float">
            <text:p>3865177.344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8.70531365900111" calcext:value-type="float">
            <text:p>8.705313659</text:p>
          </table:table-cell>
          <table:table-cell office:value-type="float" office:value="43.2759255516382" calcext:value-type="float">
            <text:p>43.2759255516</text:p>
          </table:table-cell>
          <table:table-cell office:value-type="float" office:value="34.8804238499581" calcext:value-type="float">
            <text:p>34.88042385</text:p>
          </table:table-cell>
          <table:table-cell office:value-type="float" office:value="-83.5760299183109" calcext:value-type="float">
            <text:p>-83.5760299183</text:p>
          </table:table-cell>
          <table:table-cell table:style-name="Default" office:value-type="float" office:value="34.880541038" calcext:value-type="float">
            <text:p>34.880541038</text:p>
          </table:table-cell>
          <table:table-cell table:style-name="Default" office:value-type="float" office:value="-83.576344371" calcext:value-type="float">
            <text:p>-83.576344371</text:p>
          </table:table-cell>
          <table:table-cell table:formula="of:=ACOS(COS(RADIANS(90-[.J13])) *COS(RADIANS(90-[.L13])) +SIN(RADIANS(90-[.J13])) *SIN(RADIANS(90-[.L13])) *COS(RADIANS([.K13]-[.M13]))) *6371" office:value-type="float" office:value="0.0315050764226074" calcext:value-type="float">
            <text:p>0.0315050764</text:p>
          </table:table-cell>
          <table:table-cell table:formula="of:=[.N13]*1000" office:value-type="float" office:value="31.5050764226074" calcext:value-type="float">
            <text:p>31.50507642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59.jpg</text:p>
          </table:table-cell>
          <table:table-cell office:value-type="string" calcext:value-type="string">
            <text:p>0003260.jpg</text:p>
          </table:table-cell>
          <table:table-cell office:value-type="float" office:value="2" calcext:value-type="float">
            <text:p>2</text:p>
          </table:table-cell>
          <table:table-cell office:value-type="float" office:value="812966.374" calcext:value-type="float">
            <text:p>812966.374</text:p>
          </table:table-cell>
          <table:table-cell office:value-type="float" office:value="3865173.989" calcext:value-type="float">
            <text:p>3865173.989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9.00645760866062" calcext:value-type="float">
            <text:p>9.0064576087</text:p>
          </table:table-cell>
          <table:table-cell office:value-type="float" office:value="39.8347790373095" calcext:value-type="float">
            <text:p>39.8347790373</text:p>
          </table:table-cell>
          <table:table-cell office:value-type="float" office:value="34.8804258341472" calcext:value-type="float">
            <text:p>34.8804258341</text:p>
          </table:table-cell>
          <table:table-cell office:value-type="float" office:value="-83.5760727560299" calcext:value-type="float">
            <text:p>-83.576072756</text:p>
          </table:table-cell>
          <table:table-cell table:style-name="Default" office:value-type="float" office:value="34.880541038" calcext:value-type="float">
            <text:p>34.880541038</text:p>
          </table:table-cell>
          <table:table-cell table:style-name="Default" office:value-type="float" office:value="-83.576344371" calcext:value-type="float">
            <text:p>-83.576344371</text:p>
          </table:table-cell>
          <table:table-cell table:formula="of:=ACOS(COS(RADIANS(90-[.J14])) *COS(RADIANS(90-[.L14])) +SIN(RADIANS(90-[.J14])) *SIN(RADIANS(90-[.L14])) *COS(RADIANS([.K14]-[.M14]))) *6371" office:value-type="float" office:value="0.0278920810184052" calcext:value-type="float">
            <text:p>0.027892081</text:p>
          </table:table-cell>
          <table:table-cell table:formula="of:=[.N14]*1000" office:value-type="float" office:value="27.8920810184052" calcext:value-type="float">
            <text:p>27.89208101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60.jpg</text:p>
          </table:table-cell>
          <table:table-cell office:value-type="string" calcext:value-type="string">
            <text:p>0003261.jpg</text:p>
          </table:table-cell>
          <table:table-cell office:value-type="float" office:value="2" calcext:value-type="float">
            <text:p>2</text:p>
          </table:table-cell>
          <table:table-cell office:value-type="float" office:value="812962.8011" calcext:value-type="float">
            <text:p>812962.8011</text:p>
          </table:table-cell>
          <table:table-cell office:value-type="float" office:value="3865170.495" calcext:value-type="float">
            <text:p>3865170.495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10.1689267776637" calcext:value-type="float">
            <text:p>10.1689267777</text:p>
          </table:table-cell>
          <table:table-cell office:value-type="float" office:value="39.9789147679294" calcext:value-type="float">
            <text:p>39.9789147679</text:p>
          </table:table-cell>
          <table:table-cell office:value-type="float" office:value="34.8803945439789" calcext:value-type="float">
            <text:p>34.880394544</text:p>
          </table:table-cell>
          <table:table-cell office:value-type="float" office:value="-83.576125841402" calcext:value-type="float">
            <text:p>-83.5761258414</text:p>
          </table:table-cell>
          <table:table-cell table:style-name="Default" office:value-type="float" office:value="34.880541038" calcext:value-type="float">
            <text:p>34.880541038</text:p>
          </table:table-cell>
          <table:table-cell table:style-name="Default" office:value-type="float" office:value="-83.576344371" calcext:value-type="float">
            <text:p>-83.576344371</text:p>
          </table:table-cell>
          <table:table-cell table:formula="of:=ACOS(COS(RADIANS(90-[.J15])) *COS(RADIANS(90-[.L15])) +SIN(RADIANS(90-[.J15])) *SIN(RADIANS(90-[.L15])) *COS(RADIANS([.K15]-[.M15]))) *6371" office:value-type="float" office:value="0.0257430500352444" calcext:value-type="float">
            <text:p>0.02574305</text:p>
          </table:table-cell>
          <table:table-cell table:formula="of:=[.N15]*1000" office:value-type="float" office:value="25.7430500352444" calcext:value-type="float">
            <text:p>25.74305003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61.jpg</text:p>
          </table:table-cell>
          <table:table-cell office:value-type="string" calcext:value-type="string">
            <text:p>0003262.jpg</text:p>
          </table:table-cell>
          <table:table-cell office:value-type="float" office:value="2" calcext:value-type="float">
            <text:p>2</text:p>
          </table:table-cell>
          <table:table-cell office:value-type="float" office:value="812959.2629" calcext:value-type="float">
            <text:p>812959.2629</text:p>
          </table:table-cell>
          <table:table-cell office:value-type="float" office:value="3865166.881" calcext:value-type="float">
            <text:p>3865166.881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9.84414477696759" calcext:value-type="float">
            <text:p>9.844144777</text:p>
          </table:table-cell>
          <table:table-cell office:value-type="float" office:value="33.6443882504322" calcext:value-type="float">
            <text:p>33.6443882504</text:p>
          </table:table-cell>
          <table:table-cell office:value-type="float" office:value="34.8804200223966" calcext:value-type="float">
            <text:p>34.8804200224</text:p>
          </table:table-cell>
          <table:table-cell office:value-type="float" office:value="-83.5761599256625" calcext:value-type="float">
            <text:p>-83.5761599257</text:p>
          </table:table-cell>
          <table:table-cell table:style-name="Default" office:value-type="float" office:value="34.880541038" calcext:value-type="float">
            <text:p>34.880541038</text:p>
          </table:table-cell>
          <table:table-cell table:style-name="Default" office:value-type="float" office:value="-83.576344371" calcext:value-type="float">
            <text:p>-83.576344371</text:p>
          </table:table-cell>
          <table:table-cell table:formula="of:=ACOS(COS(RADIANS(90-[.J16])) *COS(RADIANS(90-[.L16])) +SIN(RADIANS(90-[.J16])) *SIN(RADIANS(90-[.L16])) *COS(RADIANS([.K16]-[.M16]))) *6371" office:value-type="float" office:value="0.0215442476358534" calcext:value-type="float">
            <text:p>0.0215442476</text:p>
          </table:table-cell>
          <table:table-cell table:formula="of:=[.N16]*1000" office:value-type="float" office:value="21.5442476358534" calcext:value-type="float">
            <text:p>21.544247635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62.jpg</text:p>
          </table:table-cell>
          <table:table-cell office:value-type="string" calcext:value-type="string">
            <text:p>0003263.jpg</text:p>
          </table:table-cell>
          <table:table-cell office:value-type="float" office:value="2" calcext:value-type="float">
            <text:p>2</text:p>
          </table:table-cell>
          <table:table-cell office:value-type="float" office:value="812955.7635" calcext:value-type="float">
            <text:p>812955.7635</text:p>
          </table:table-cell>
          <table:table-cell office:value-type="float" office:value="3865163.471" calcext:value-type="float">
            <text:p>3865163.471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9.81686933134956" calcext:value-type="float">
            <text:p>9.8168693313</text:p>
          </table:table-cell>
          <table:table-cell office:value-type="float" office:value="28.6650762636016" calcext:value-type="float">
            <text:p>28.6650762636</text:p>
          </table:table-cell>
          <table:table-cell office:value-type="float" office:value="34.8804352178522" calcext:value-type="float">
            <text:p>34.8804352179</text:p>
          </table:table-cell>
          <table:table-cell office:value-type="float" office:value="-83.5761972661025" calcext:value-type="float">
            <text:p>-83.5761972661</text:p>
          </table:table-cell>
          <table:table-cell table:style-name="Default" office:value-type="float" office:value="34.880541038" calcext:value-type="float">
            <text:p>34.880541038</text:p>
          </table:table-cell>
          <table:table-cell table:style-name="Default" office:value-type="float" office:value="-83.576344371" calcext:value-type="float">
            <text:p>-83.576344371</text:p>
          </table:table-cell>
          <table:table-cell table:formula="of:=ACOS(COS(RADIANS(90-[.J17])) *COS(RADIANS(90-[.L17])) +SIN(RADIANS(90-[.J17])) *SIN(RADIANS(90-[.L17])) *COS(RADIANS([.K17]-[.M17]))) *6371" office:value-type="float" office:value="0.0178470785390567" calcext:value-type="float">
            <text:p>0.0178470785</text:p>
          </table:table-cell>
          <table:table-cell table:formula="of:=[.N17]*1000" office:value-type="float" office:value="17.8470785390567" calcext:value-type="float">
            <text:p>17.84707853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63.jpg</text:p>
          </table:table-cell>
          <table:table-cell office:value-type="string" calcext:value-type="string">
            <text:p>0003264.jpg</text:p>
          </table:table-cell>
          <table:table-cell office:value-type="float" office:value="2" calcext:value-type="float">
            <text:p>2</text:p>
          </table:table-cell>
          <table:table-cell office:value-type="float" office:value="812952.192" calcext:value-type="float">
            <text:p>812952.192</text:p>
          </table:table-cell>
          <table:table-cell office:value-type="float" office:value="3865159.956" calcext:value-type="float">
            <text:p>3865159.956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12.2690579034515" calcext:value-type="float">
            <text:p>12.2690579035</text:p>
          </table:table-cell>
          <table:table-cell office:value-type="float" office:value="30.8143499184793" calcext:value-type="float">
            <text:p>30.8143499185</text:p>
          </table:table-cell>
          <table:table-cell office:value-type="float" office:value="34.8803860861587" calcext:value-type="float">
            <text:p>34.8803860862</text:p>
          </table:table-cell>
          <table:table-cell office:value-type="float" office:value="-83.5762651812903" calcext:value-type="float">
            <text:p>-83.5762651813</text:p>
          </table:table-cell>
          <table:table-cell table:style-name="Default" office:value-type="float" office:value="34.880541038" calcext:value-type="float">
            <text:p>34.880541038</text:p>
          </table:table-cell>
          <table:table-cell table:style-name="Default" office:value-type="float" office:value="-83.576344371" calcext:value-type="float">
            <text:p>-83.576344371</text:p>
          </table:table-cell>
          <table:table-cell table:formula="of:=ACOS(COS(RADIANS(90-[.J18])) *COS(RADIANS(90-[.L18])) +SIN(RADIANS(90-[.J18])) *SIN(RADIANS(90-[.L18])) *COS(RADIANS([.K18]-[.M18]))) *6371" office:value-type="float" office:value="0.0186829675525421" calcext:value-type="float">
            <text:p>0.0186829676</text:p>
          </table:table-cell>
          <table:table-cell table:formula="of:=[.N18]*1000" office:value-type="float" office:value="18.6829675525421" calcext:value-type="float">
            <text:p>18.68296755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64.jpg</text:p>
          </table:table-cell>
          <table:table-cell office:value-type="string" calcext:value-type="string">
            <text:p>0003265.jpg</text:p>
          </table:table-cell>
          <table:table-cell office:value-type="float" office:value="2" calcext:value-type="float">
            <text:p>2</text:p>
          </table:table-cell>
          <table:table-cell office:value-type="float" office:value="812948.566" calcext:value-type="float">
            <text:p>812948.566</text:p>
          </table:table-cell>
          <table:table-cell office:value-type="float" office:value="3865156.366" calcext:value-type="float">
            <text:p>3865156.366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11.8614499650418" calcext:value-type="float">
            <text:p>11.861449965</text:p>
          </table:table-cell>
          <table:table-cell office:value-type="float" office:value="24.6880762513796" calcext:value-type="float">
            <text:p>24.6880762514</text:p>
          </table:table-cell>
          <table:table-cell office:value-type="float" office:value="34.8804099075238" calcext:value-type="float">
            <text:p>34.8804099075</text:p>
          </table:table-cell>
          <table:table-cell office:value-type="float" office:value="-83.5762993887848" calcext:value-type="float">
            <text:p>-83.5762993888</text:p>
          </table:table-cell>
          <table:table-cell table:style-name="Default" office:value-type="float" office:value="34.880541038" calcext:value-type="float">
            <text:p>34.880541038</text:p>
          </table:table-cell>
          <table:table-cell table:style-name="Default" office:value-type="float" office:value="-83.576344371" calcext:value-type="float">
            <text:p>-83.576344371</text:p>
          </table:table-cell>
          <table:table-cell table:formula="of:=ACOS(COS(RADIANS(90-[.J19])) *COS(RADIANS(90-[.L19])) +SIN(RADIANS(90-[.J19])) *SIN(RADIANS(90-[.L19])) *COS(RADIANS([.K19]-[.M19]))) *6371" office:value-type="float" office:value="0.0151474615544587" calcext:value-type="float">
            <text:p>0.0151474616</text:p>
          </table:table-cell>
          <table:table-cell table:formula="of:=[.N19]*1000" office:value-type="float" office:value="15.1474615544587" calcext:value-type="float">
            <text:p>15.14746155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65.jpg</text:p>
          </table:table-cell>
          <table:table-cell office:value-type="string" calcext:value-type="string">
            <text:p>0003266.jpg</text:p>
          </table:table-cell>
          <table:table-cell office:value-type="float" office:value="2" calcext:value-type="float">
            <text:p>2</text:p>
          </table:table-cell>
          <table:table-cell office:value-type="float" office:value="812945.1233" calcext:value-type="float">
            <text:p>812945.1233</text:p>
          </table:table-cell>
          <table:table-cell office:value-type="float" office:value="3865152.812" calcext:value-type="float">
            <text:p>3865152.812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11.0739983755223" calcext:value-type="float">
            <text:p>11.0739983755</text:p>
          </table:table-cell>
          <table:table-cell office:value-type="float" office:value="18.1010575188815" calcext:value-type="float">
            <text:p>18.1010575189</text:p>
          </table:table-cell>
          <table:table-cell office:value-type="float" office:value="34.8804380268917" calcext:value-type="float">
            <text:p>34.8804380269</text:p>
          </table:table-cell>
          <table:table-cell office:value-type="float" office:value="-83.5763272592922" calcext:value-type="float">
            <text:p>-83.5763272593</text:p>
          </table:table-cell>
          <table:table-cell table:style-name="Default" office:value-type="float" office:value="34.880541038" calcext:value-type="float">
            <text:p>34.880541038</text:p>
          </table:table-cell>
          <table:table-cell table:style-name="Default" office:value-type="float" office:value="-83.576344371" calcext:value-type="float">
            <text:p>-83.576344371</text:p>
          </table:table-cell>
          <table:table-cell table:formula="of:=ACOS(COS(RADIANS(90-[.J20])) *COS(RADIANS(90-[.L20])) +SIN(RADIANS(90-[.J20])) *SIN(RADIANS(90-[.L20])) *COS(RADIANS([.K20]-[.M20]))) *6371" office:value-type="float" office:value="0.0115610769897299" calcext:value-type="float">
            <text:p>0.011561077</text:p>
          </table:table-cell>
          <table:table-cell table:formula="of:=[.N20]*1000" office:value-type="float" office:value="11.5610769897299" calcext:value-type="float">
            <text:p>11.561076989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66.jpg</text:p>
          </table:table-cell>
          <table:table-cell office:value-type="string" calcext:value-type="string">
            <text:p>0003267.jpg</text:p>
          </table:table-cell>
          <table:table-cell office:value-type="float" office:value="2" calcext:value-type="float">
            <text:p>2</text:p>
          </table:table-cell>
          <table:table-cell office:value-type="float" office:value="812941.5593" calcext:value-type="float">
            <text:p>812941.5593</text:p>
          </table:table-cell>
          <table:table-cell office:value-type="float" office:value="3865149.283" calcext:value-type="float">
            <text:p>3865149.283</text:p>
          </table:table-cell>
          <table:table-cell office:value-type="float" office:value="812932.521703324" calcext:value-type="float">
            <text:p>812932.521703324</text:p>
          </table:table-cell>
          <table:table-cell office:value-type="float" office:value="3865146.08977012" calcext:value-type="float">
            <text:p>3865146.08977012</text:p>
          </table:table-cell>
          <table:table-cell office:value-type="float" office:value="11.7545700025017" calcext:value-type="float">
            <text:p>11.7545700025</text:p>
          </table:table-cell>
          <table:table-cell office:value-type="float" office:value="14.197919699164" calcext:value-type="float">
            <text:p>14.1979196992</text:p>
          </table:table-cell>
          <table:table-cell office:value-type="float" office:value="34.8804427018483" calcext:value-type="float">
            <text:p>34.8804427018</text:p>
          </table:table-cell>
          <table:table-cell office:value-type="float" office:value="-83.5763734840664" calcext:value-type="float">
            <text:p>-83.5763734841</text:p>
          </table:table-cell>
          <table:table-cell table:style-name="Default" office:value-type="float" office:value="34.880541038" calcext:value-type="float">
            <text:p>34.880541038</text:p>
          </table:table-cell>
          <table:table-cell table:style-name="Default" office:value-type="float" office:value="-83.576344371" calcext:value-type="float">
            <text:p>-83.576344371</text:p>
          </table:table-cell>
          <table:table-cell table:formula="of:=ACOS(COS(RADIANS(90-[.J21])) *COS(RADIANS(90-[.L21])) +SIN(RADIANS(90-[.J21])) *SIN(RADIANS(90-[.L21])) *COS(RADIANS([.K21]-[.M21]))) *6371" office:value-type="float" office:value="0.0112529368050541" calcext:value-type="float">
            <text:p>0.0112529368</text:p>
          </table:table-cell>
          <table:table-cell table:formula="of:=[.N21]*1000" office:value-type="float" office:value="11.2529368050541" calcext:value-type="float">
            <text:p>11.2529368051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formula="of:=ACOS(COS(RADIANS(90-[.J22])) *COS(RADIANS(90-[.L22])) +SIN(RADIANS(90-[.J22])) *SIN(RADIANS(90-[.L22])) *COS(RADIANS([.K22]-[.M22]))) *6371" office:value-type="float" office:value="0" calcext:value-type="float">
            <text:p>0</text:p>
          </table:table-cell>
          <table:table-cell table:formula="of:=[.N22]*1000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formula="of:=ACOS(COS(RADIANS(90-[.J23])) *COS(RADIANS(90-[.L23])) +SIN(RADIANS(90-[.J23])) *SIN(RADIANS(90-[.L23])) *COS(RADIANS([.K23]-[.M23]))) *6371" office:value-type="float" office:value="0" calcext:value-type="float">
            <text:p>0</text:p>
          </table:table-cell>
          <table:table-cell table:formula="of:=[.N23]*1000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68.jpg</text:p>
          </table:table-cell>
          <table:table-cell office:value-type="string" calcext:value-type="string">
            <text:p>0003269.jpg</text:p>
          </table:table-cell>
          <table:table-cell office:value-type="float" office:value="1" calcext:value-type="float">
            <text:p>1</text:p>
          </table:table-cell>
          <table:table-cell office:value-type="float" office:value="812934.3749" calcext:value-type="float">
            <text:p>812934.3749</text:p>
          </table:table-cell>
          <table:table-cell office:value-type="float" office:value="3865142.238" calcext:value-type="float">
            <text:p>3865142.238</text:p>
          </table:table-cell>
          <table:table-cell office:value-type="float" office:value="812884.341085266" calcext:value-type="float">
            <text:p>812884.341085266</text:p>
          </table:table-cell>
          <table:table-cell office:value-type="float" office:value="3865098.93189801" calcext:value-type="float">
            <text:p>3865098.93189801</text:p>
          </table:table-cell>
          <table:table-cell office:value-type="float" office:value="172.018272157039" calcext:value-type="float">
            <text:p>172.018272157</text:p>
          </table:table-cell>
          <table:table-cell office:value-type="float" office:value="1019.42633933052" calcext:value-type="float">
            <text:p>1019.4263393305</text:p>
          </table:table-cell>
          <table:table-cell office:value-type="float" office:value="34.8713822737758" calcext:value-type="float">
            <text:p>34.8713822738</text:p>
          </table:table-cell>
          <table:table-cell office:value-type="float" office:value="-83.5785805732336" calcext:value-type="float">
            <text:p>-83.5785805732</text:p>
          </table:table-cell>
          <table:table-cell table:style-name="Default" office:value-type="float" office:value="34.880131384" calcext:value-type="float">
            <text:p>34.880131384</text:p>
          </table:table-cell>
          <table:table-cell table:style-name="Default" office:value-type="float" office:value="-83.57688828" calcext:value-type="float">
            <text:p>-83.57688828</text:p>
          </table:table-cell>
          <table:table-cell table:formula="of:=ACOS(COS(RADIANS(90-[.J24])) *COS(RADIANS(90-[.L24])) +SIN(RADIANS(90-[.J24])) *SIN(RADIANS(90-[.L24])) *COS(RADIANS([.K24]-[.M24]))) *6371" office:value-type="float" office:value="0.985029136581867" calcext:value-type="float">
            <text:p>0.9850291366</text:p>
          </table:table-cell>
          <table:table-cell table:formula="of:=[.N24]*1000" office:value-type="float" office:value="985.029136581867" calcext:value-type="float">
            <text:p>985.02913658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69.jpg</text:p>
          </table:table-cell>
          <table:table-cell office:value-type="string" calcext:value-type="string">
            <text:p>0003270.jpg</text:p>
          </table:table-cell>
          <table:table-cell office:value-type="float" office:value="1" calcext:value-type="float">
            <text:p>1</text:p>
          </table:table-cell>
          <table:table-cell office:value-type="float" office:value="812930.7766" calcext:value-type="float">
            <text:p>812930.7766</text:p>
          </table:table-cell>
          <table:table-cell office:value-type="float" office:value="3865138.753" calcext:value-type="float">
            <text:p>3865138.753</text:p>
          </table:table-cell>
          <table:table-cell office:value-type="float" office:value="812884.341085266" calcext:value-type="float">
            <text:p>812884.341085266</text:p>
          </table:table-cell>
          <table:table-cell office:value-type="float" office:value="3865098.93189801" calcext:value-type="float">
            <text:p>3865098.93189801</text:p>
          </table:table-cell>
          <table:table-cell office:value-type="float" office:value="19.9107798568723" calcext:value-type="float">
            <text:p>19.9107798569</text:p>
          </table:table-cell>
          <table:table-cell office:value-type="float" office:value="112.987322458438" calcext:value-type="float">
            <text:p>112.9873224584</text:p>
          </table:table-cell>
          <table:table-cell office:value-type="float" office:value="34.8794644977228" calcext:value-type="float">
            <text:p>34.8794644977</text:p>
          </table:table-cell>
          <table:table-cell office:value-type="float" office:value="-83.5766212087202" calcext:value-type="float">
            <text:p>-83.5766212087</text:p>
          </table:table-cell>
          <table:table-cell table:style-name="Default" office:value-type="float" office:value="34.880131384" calcext:value-type="float">
            <text:p>34.880131384</text:p>
          </table:table-cell>
          <table:table-cell table:style-name="Default" office:value-type="float" office:value="-83.57688828" calcext:value-type="float">
            <text:p>-83.57688828</text:p>
          </table:table-cell>
          <table:table-cell table:formula="of:=ACOS(COS(RADIANS(90-[.J25])) *COS(RADIANS(90-[.L25])) +SIN(RADIANS(90-[.J25])) *SIN(RADIANS(90-[.L25])) *COS(RADIANS([.K25]-[.M25]))) *6371" office:value-type="float" office:value="0.0780536173603405" calcext:value-type="float">
            <text:p>0.0780536174</text:p>
          </table:table-cell>
          <table:table-cell table:formula="of:=[.N25]*1000" office:value-type="float" office:value="78.0536173603405" calcext:value-type="float">
            <text:p>78.05361736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70.jpg</text:p>
          </table:table-cell>
          <table:table-cell office:value-type="string" calcext:value-type="string">
            <text:p>0003271.jpg</text:p>
          </table:table-cell>
          <table:table-cell office:value-type="float" office:value="1" calcext:value-type="float">
            <text:p>1</text:p>
          </table:table-cell>
          <table:table-cell office:value-type="float" office:value="812927.259" calcext:value-type="float">
            <text:p>812927.259</text:p>
          </table:table-cell>
          <table:table-cell office:value-type="float" office:value="3865135.27" calcext:value-type="float">
            <text:p>3865135.27</text:p>
          </table:table-cell>
          <table:table-cell office:value-type="float" office:value="812884.341085266" calcext:value-type="float">
            <text:p>812884.341085266</text:p>
          </table:table-cell>
          <table:table-cell office:value-type="float" office:value="3865098.93189801" calcext:value-type="float">
            <text:p>3865098.93189801</text:p>
          </table:table-cell>
          <table:table-cell office:value-type="float" office:value="13.2013614451524" calcext:value-type="float">
            <text:p>13.2013614452</text:p>
          </table:table-cell>
          <table:table-cell office:value-type="float" office:value="69.9632816535969" calcext:value-type="float">
            <text:p>69.9632816536</text:p>
          </table:table-cell>
          <table:table-cell office:value-type="float" office:value="34.8798194427411" calcext:value-type="float">
            <text:p>34.8798194427</text:p>
          </table:table-cell>
          <table:table-cell office:value-type="float" office:value="-83.5765715686521" calcext:value-type="float">
            <text:p>-83.5765715687</text:p>
          </table:table-cell>
          <table:table-cell table:style-name="Default" office:value-type="float" office:value="34.880131384" calcext:value-type="float">
            <text:p>34.880131384</text:p>
          </table:table-cell>
          <table:table-cell table:style-name="Default" office:value-type="float" office:value="-83.57688828" calcext:value-type="float">
            <text:p>-83.57688828</text:p>
          </table:table-cell>
          <table:table-cell table:formula="of:=ACOS(COS(RADIANS(90-[.J26])) *COS(RADIANS(90-[.L26])) +SIN(RADIANS(90-[.J26])) *SIN(RADIANS(90-[.L26])) *COS(RADIANS([.K26]-[.M26]))) *6371" office:value-type="float" office:value="0.0451415095720438" calcext:value-type="float">
            <text:p>0.0451415096</text:p>
          </table:table-cell>
          <table:table-cell table:formula="of:=[.N26]*1000" office:value-type="float" office:value="45.1415095720438" calcext:value-type="float">
            <text:p>45.1415095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71.jpg</text:p>
          </table:table-cell>
          <table:table-cell office:value-type="string" calcext:value-type="string">
            <text:p>0003272.jpg</text:p>
          </table:table-cell>
          <table:table-cell office:value-type="float" office:value="1" calcext:value-type="float">
            <text:p>1</text:p>
          </table:table-cell>
          <table:table-cell office:value-type="float" office:value="812923.6243" calcext:value-type="float">
            <text:p>812923.6243</text:p>
          </table:table-cell>
          <table:table-cell office:value-type="float" office:value="3865131.798" calcext:value-type="float">
            <text:p>3865131.798</text:p>
          </table:table-cell>
          <table:table-cell office:value-type="float" office:value="812884.341085266" calcext:value-type="float">
            <text:p>812884.341085266</text:p>
          </table:table-cell>
          <table:table-cell office:value-type="float" office:value="3865098.93189801" calcext:value-type="float">
            <text:p>3865098.93189801</text:p>
          </table:table-cell>
          <table:table-cell office:value-type="float" office:value="16.3269222734719" calcext:value-type="float">
            <text:p>16.3269222735</text:p>
          </table:table-cell>
          <table:table-cell office:value-type="float" office:value="81.5013101088377" calcext:value-type="float">
            <text:p>81.5013101088</text:p>
          </table:table-cell>
          <table:table-cell office:value-type="float" office:value="34.8796864119765" calcext:value-type="float">
            <text:p>34.879686412</text:p>
          </table:table-cell>
          <table:table-cell office:value-type="float" office:value="-83.5766510209961" calcext:value-type="float">
            <text:p>-83.576651021</text:p>
          </table:table-cell>
          <table:table-cell table:style-name="Default" office:value-type="float" office:value="34.880131384" calcext:value-type="float">
            <text:p>34.880131384</text:p>
          </table:table-cell>
          <table:table-cell table:style-name="Default" office:value-type="float" office:value="-83.57688828" calcext:value-type="float">
            <text:p>-83.57688828</text:p>
          </table:table-cell>
          <table:table-cell table:formula="of:=ACOS(COS(RADIANS(90-[.J27])) *COS(RADIANS(90-[.L27])) +SIN(RADIANS(90-[.J27])) *SIN(RADIANS(90-[.L27])) *COS(RADIANS([.K27]-[.M27]))) *6371" office:value-type="float" office:value="0.0540049186675132" calcext:value-type="float">
            <text:p>0.0540049187</text:p>
          </table:table-cell>
          <table:table-cell table:formula="of:=[.N27]*1000" office:value-type="float" office:value="54.0049186675132" calcext:value-type="float">
            <text:p>54.00491866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72.jpg</text:p>
          </table:table-cell>
          <table:table-cell office:value-type="string" calcext:value-type="string">
            <text:p>0003273.jpg</text:p>
          </table:table-cell>
          <table:table-cell office:value-type="float" office:value="1" calcext:value-type="float">
            <text:p>1</text:p>
          </table:table-cell>
          <table:table-cell office:value-type="float" office:value="812919.95" calcext:value-type="float">
            <text:p>812919.95</text:p>
          </table:table-cell>
          <table:table-cell office:value-type="float" office:value="3865128.325" calcext:value-type="float">
            <text:p>3865128.325</text:p>
          </table:table-cell>
          <table:table-cell office:value-type="float" office:value="812884.341085266" calcext:value-type="float">
            <text:p>812884.341085266</text:p>
          </table:table-cell>
          <table:table-cell office:value-type="float" office:value="3865098.93189801" calcext:value-type="float">
            <text:p>3865098.93189801</text:p>
          </table:table-cell>
          <table:table-cell office:value-type="float" office:value="17.2857264684028" calcext:value-type="float">
            <text:p>17.2857264684</text:p>
          </table:table-cell>
          <table:table-cell office:value-type="float" office:value="81.2315945464171" calcext:value-type="float">
            <text:p>81.2315945464</text:p>
          </table:table-cell>
          <table:table-cell office:value-type="float" office:value="34.8796590043273" calcext:value-type="float">
            <text:p>34.8796590043</text:p>
          </table:table-cell>
          <table:table-cell office:value-type="float" office:value="-83.576702826126" calcext:value-type="float">
            <text:p>-83.5767028261</text:p>
          </table:table-cell>
          <table:table-cell table:style-name="Default" office:value-type="float" office:value="34.880131384" calcext:value-type="float">
            <text:p>34.880131384</text:p>
          </table:table-cell>
          <table:table-cell table:style-name="Default" office:value-type="float" office:value="-83.57688828" calcext:value-type="float">
            <text:p>-83.57688828</text:p>
          </table:table-cell>
          <table:table-cell table:formula="of:=ACOS(COS(RADIANS(90-[.J28])) *COS(RADIANS(90-[.L28])) +SIN(RADIANS(90-[.J28])) *SIN(RADIANS(90-[.L28])) *COS(RADIANS([.K28]-[.M28]))) *6371" office:value-type="float" office:value="0.0551832192514606" calcext:value-type="float">
            <text:p>0.0551832193</text:p>
          </table:table-cell>
          <table:table-cell table:formula="of:=[.N28]*1000" office:value-type="float" office:value="55.1832192514606" calcext:value-type="float">
            <text:p>55.18321925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73.jpg</text:p>
          </table:table-cell>
          <table:table-cell office:value-type="string" calcext:value-type="string">
            <text:p>0003274.jpg</text:p>
          </table:table-cell>
          <table:table-cell office:value-type="float" office:value="1" calcext:value-type="float">
            <text:p>1</text:p>
          </table:table-cell>
          <table:table-cell office:value-type="float" office:value="812916.4451" calcext:value-type="float">
            <text:p>812916.4451</text:p>
          </table:table-cell>
          <table:table-cell office:value-type="float" office:value="3865124.849" calcext:value-type="float">
            <text:p>3865124.849</text:p>
          </table:table-cell>
          <table:table-cell office:value-type="float" office:value="812884.341085266" calcext:value-type="float">
            <text:p>812884.341085266</text:p>
          </table:table-cell>
          <table:table-cell office:value-type="float" office:value="3865098.93189801" calcext:value-type="float">
            <text:p>3865098.93189801</text:p>
          </table:table-cell>
          <table:table-cell office:value-type="float" office:value="11.0099531256449" calcext:value-type="float">
            <text:p>11.0099531256</text:p>
          </table:table-cell>
          <table:table-cell office:value-type="float" office:value="46.803285604856" calcext:value-type="float">
            <text:p>46.8032856049</text:p>
          </table:table-cell>
          <table:table-cell office:value-type="float" office:value="34.879936767707" calcext:value-type="float">
            <text:p>34.8799367677</text:p>
          </table:table-cell>
          <table:table-cell office:value-type="float" office:value="-83.5766609936253" calcext:value-type="float">
            <text:p>-83.5766609936</text:p>
          </table:table-cell>
          <table:table-cell table:style-name="Default" office:value-type="float" office:value="34.880131384" calcext:value-type="float">
            <text:p>34.880131384</text:p>
          </table:table-cell>
          <table:table-cell table:style-name="Default" office:value-type="float" office:value="-83.57688828" calcext:value-type="float">
            <text:p>-83.57688828</text:p>
          </table:table-cell>
          <table:table-cell table:formula="of:=ACOS(COS(RADIANS(90-[.J29])) *COS(RADIANS(90-[.L29])) +SIN(RADIANS(90-[.J29])) *SIN(RADIANS(90-[.L29])) *COS(RADIANS([.K29]-[.M29]))) *6371" office:value-type="float" office:value="0.029969195552338" calcext:value-type="float">
            <text:p>0.0299691956</text:p>
          </table:table-cell>
          <table:table-cell table:formula="of:=[.N29]*1000" office:value-type="float" office:value="29.969195552338" calcext:value-type="float">
            <text:p>29.9691955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74.jpg</text:p>
          </table:table-cell>
          <table:table-cell office:value-type="string" calcext:value-type="string">
            <text:p>0003275.jpg</text:p>
          </table:table-cell>
          <table:table-cell office:value-type="float" office:value="1" calcext:value-type="float">
            <text:p>1</text:p>
          </table:table-cell>
          <table:table-cell office:value-type="float" office:value="812912.8152" calcext:value-type="float">
            <text:p>812912.8152</text:p>
          </table:table-cell>
          <table:table-cell office:value-type="float" office:value="3865121.215" calcext:value-type="float">
            <text:p>3865121.215</text:p>
          </table:table-cell>
          <table:table-cell office:value-type="float" office:value="812884.341085266" calcext:value-type="float">
            <text:p>812884.341085266</text:p>
          </table:table-cell>
          <table:table-cell office:value-type="float" office:value="3865098.93189801" calcext:value-type="float">
            <text:p>3865098.93189801</text:p>
          </table:table-cell>
          <table:table-cell office:value-type="float" office:value="10.9779976120585" calcext:value-type="float">
            <text:p>10.9779976121</text:p>
          </table:table-cell>
          <table:table-cell office:value-type="float" office:value="41.5310890233999" calcext:value-type="float">
            <text:p>41.5310890234</text:p>
          </table:table-cell>
          <table:table-cell office:value-type="float" office:value="34.8799526218086" calcext:value-type="float">
            <text:p>34.8799526218</text:p>
          </table:table-cell>
          <table:table-cell office:value-type="float" office:value="-83.5766996825769" calcext:value-type="float">
            <text:p>-83.5766996826</text:p>
          </table:table-cell>
          <table:table-cell table:style-name="Default" office:value-type="float" office:value="34.880131384" calcext:value-type="float">
            <text:p>34.880131384</text:p>
          </table:table-cell>
          <table:table-cell table:style-name="Default" office:value-type="float" office:value="-83.57688828" calcext:value-type="float">
            <text:p>-83.57688828</text:p>
          </table:table-cell>
          <table:table-cell table:formula="of:=ACOS(COS(RADIANS(90-[.J30])) *COS(RADIANS(90-[.L30])) +SIN(RADIANS(90-[.J30])) *SIN(RADIANS(90-[.L30])) *COS(RADIANS([.K30]-[.M30]))) *6371" office:value-type="float" office:value="0.0262885079726112" calcext:value-type="float">
            <text:p>0.026288508</text:p>
          </table:table-cell>
          <table:table-cell table:formula="of:=[.N30]*1000" office:value-type="float" office:value="26.2885079726112" calcext:value-type="float">
            <text:p>26.28850797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75.jpg</text:p>
          </table:table-cell>
          <table:table-cell office:value-type="string" calcext:value-type="string">
            <text:p>0003276.jpg</text:p>
          </table:table-cell>
          <table:table-cell office:value-type="float" office:value="1" calcext:value-type="float">
            <text:p>1</text:p>
          </table:table-cell>
          <table:table-cell office:value-type="float" office:value="812909.2382" calcext:value-type="float">
            <text:p>812909.2382</text:p>
          </table:table-cell>
          <table:table-cell office:value-type="float" office:value="3865117.731" calcext:value-type="float">
            <text:p>3865117.731</text:p>
          </table:table-cell>
          <table:table-cell office:value-type="float" office:value="812884.341085266" calcext:value-type="float">
            <text:p>812884.341085266</text:p>
          </table:table-cell>
          <table:table-cell office:value-type="float" office:value="3865098.93189801" calcext:value-type="float">
            <text:p>3865098.93189801</text:p>
          </table:table-cell>
          <table:table-cell office:value-type="float" office:value="8.08966615555597" calcext:value-type="float">
            <text:p>8.0896661556</text:p>
          </table:table-cell>
          <table:table-cell office:value-type="float" office:value="25.6108687320859" calcext:value-type="float">
            <text:p>25.6108687321</text:p>
          </table:table-cell>
          <table:table-cell office:value-type="float" office:value="34.8800647782607" calcext:value-type="float">
            <text:p>34.8800647783</text:p>
          </table:table-cell>
          <table:table-cell office:value-type="float" office:value="-83.576702558085" calcext:value-type="float">
            <text:p>-83.5767025581</text:p>
          </table:table-cell>
          <table:table-cell table:style-name="Default" office:value-type="float" office:value="34.880131384" calcext:value-type="float">
            <text:p>34.880131384</text:p>
          </table:table-cell>
          <table:table-cell table:style-name="Default" office:value-type="float" office:value="-83.57688828" calcext:value-type="float">
            <text:p>-83.57688828</text:p>
          </table:table-cell>
          <table:table-cell table:formula="of:=ACOS(COS(RADIANS(90-[.J31])) *COS(RADIANS(90-[.L31])) +SIN(RADIANS(90-[.J31])) *SIN(RADIANS(90-[.L31])) *COS(RADIANS([.K31]-[.M31]))) *6371" office:value-type="float" office:value="0.0184894871035141" calcext:value-type="float">
            <text:p>0.0184894871</text:p>
          </table:table-cell>
          <table:table-cell table:formula="of:=[.N31]*1000" office:value-type="float" office:value="18.4894871035141" calcext:value-type="float">
            <text:p>18.48948710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76.jpg</text:p>
          </table:table-cell>
          <table:table-cell office:value-type="string" calcext:value-type="string">
            <text:p>0003277.jpg</text:p>
          </table:table-cell>
          <table:table-cell office:value-type="float" office:value="1" calcext:value-type="float">
            <text:p>1</text:p>
          </table:table-cell>
          <table:table-cell office:value-type="float" office:value="812905.6276" calcext:value-type="float">
            <text:p>812905.6276</text:p>
          </table:table-cell>
          <table:table-cell office:value-type="float" office:value="3865114.245" calcext:value-type="float">
            <text:p>3865114.245</text:p>
          </table:table-cell>
          <table:table-cell office:value-type="float" office:value="812884.341085266" calcext:value-type="float">
            <text:p>812884.341085266</text:p>
          </table:table-cell>
          <table:table-cell office:value-type="float" office:value="3865098.93189801" calcext:value-type="float">
            <text:p>3865098.93189801</text:p>
          </table:table-cell>
          <table:table-cell office:value-type="float" office:value="10.9979450346427" calcext:value-type="float">
            <text:p>10.9979450346</text:p>
          </table:table-cell>
          <table:table-cell office:value-type="float" office:value="29.7992876220468" calcext:value-type="float">
            <text:p>29.799287622</text:p>
          </table:table-cell>
          <table:table-cell office:value-type="float" office:value="34.8799977044413" calcext:value-type="float">
            <text:p>34.8799977044</text:p>
          </table:table-cell>
          <table:table-cell office:value-type="float" office:value="-83.5767766328442" calcext:value-type="float">
            <text:p>-83.5767766328</text:p>
          </table:table-cell>
          <table:table-cell table:style-name="Default" office:value-type="float" office:value="34.880131384" calcext:value-type="float">
            <text:p>34.880131384</text:p>
          </table:table-cell>
          <table:table-cell table:style-name="Default" office:value-type="float" office:value="-83.57688828" calcext:value-type="float">
            <text:p>-83.57688828</text:p>
          </table:table-cell>
          <table:table-cell table:formula="of:=ACOS(COS(RADIANS(90-[.J32])) *COS(RADIANS(90-[.L32])) +SIN(RADIANS(90-[.J32])) *SIN(RADIANS(90-[.L32])) *COS(RADIANS([.K32]-[.M32]))) *6371" office:value-type="float" office:value="0.0180187095502312" calcext:value-type="float">
            <text:p>0.0180187096</text:p>
          </table:table-cell>
          <table:table-cell table:formula="of:=[.N32]*1000" office:value-type="float" office:value="18.0187095502312" calcext:value-type="float">
            <text:p>18.01870955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77.jpg</text:p>
          </table:table-cell>
          <table:table-cell office:value-type="string" calcext:value-type="string">
            <text:p>0003278.jpg</text:p>
          </table:table-cell>
          <table:table-cell office:value-type="float" office:value="1" calcext:value-type="float">
            <text:p>1</text:p>
          </table:table-cell>
          <table:table-cell office:value-type="float" office:value="812902.0789" calcext:value-type="float">
            <text:p>812902.0789</text:p>
          </table:table-cell>
          <table:table-cell office:value-type="float" office:value="3865110.731" calcext:value-type="float">
            <text:p>3865110.731</text:p>
          </table:table-cell>
          <table:table-cell office:value-type="float" office:value="812884.341085266" calcext:value-type="float">
            <text:p>812884.341085266</text:p>
          </table:table-cell>
          <table:table-cell office:value-type="float" office:value="3865098.93189801" calcext:value-type="float">
            <text:p>3865098.93189801</text:p>
          </table:table-cell>
          <table:table-cell office:value-type="float" office:value="11.4710563243272" calcext:value-type="float">
            <text:p>11.4710563243</text:p>
          </table:table-cell>
          <table:table-cell office:value-type="float" office:value="26.0870546176218" calcext:value-type="float">
            <text:p>26.0870546176</text:p>
          </table:table-cell>
          <table:table-cell office:value-type="float" office:value="34.8800007272188" calcext:value-type="float">
            <text:p>34.8800007272</text:p>
          </table:table-cell>
          <table:table-cell office:value-type="float" office:value="-83.5768204898815" calcext:value-type="float">
            <text:p>-83.5768204899</text:p>
          </table:table-cell>
          <table:table-cell table:style-name="Default" office:value-type="float" office:value="34.880131384" calcext:value-type="float">
            <text:p>34.880131384</text:p>
          </table:table-cell>
          <table:table-cell table:style-name="Default" office:value-type="float" office:value="-83.57688828" calcext:value-type="float">
            <text:p>-83.57688828</text:p>
          </table:table-cell>
          <table:table-cell table:formula="of:=ACOS(COS(RADIANS(90-[.J33])) *COS(RADIANS(90-[.L33])) +SIN(RADIANS(90-[.J33])) *SIN(RADIANS(90-[.L33])) *COS(RADIANS([.K33]-[.M33]))) *6371" office:value-type="float" office:value="0.01578954103661" calcext:value-type="float">
            <text:p>0.015789541</text:p>
          </table:table-cell>
          <table:table-cell table:formula="of:=[.N33]*1000" office:value-type="float" office:value="15.78954103661" calcext:value-type="float">
            <text:p>15.78954103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78.jpg</text:p>
          </table:table-cell>
          <table:table-cell office:value-type="string" calcext:value-type="string">
            <text:p>0003279.jpg</text:p>
          </table:table-cell>
          <table:table-cell office:value-type="float" office:value="1" calcext:value-type="float">
            <text:p>1</text:p>
          </table:table-cell>
          <table:table-cell office:value-type="float" office:value="812898.4993" calcext:value-type="float">
            <text:p>812898.4993</text:p>
          </table:table-cell>
          <table:table-cell office:value-type="float" office:value="3865107.187" calcext:value-type="float">
            <text:p>3865107.187</text:p>
          </table:table-cell>
          <table:table-cell office:value-type="float" office:value="812884.341085266" calcext:value-type="float">
            <text:p>812884.341085266</text:p>
          </table:table-cell>
          <table:table-cell office:value-type="float" office:value="3865098.93189801" calcext:value-type="float">
            <text:p>3865098.93189801</text:p>
          </table:table-cell>
          <table:table-cell office:value-type="float" office:value="11.4411171811236" calcext:value-type="float">
            <text:p>11.4411171811</text:p>
          </table:table-cell>
          <table:table-cell office:value-type="float" office:value="20.9817593518246" calcext:value-type="float">
            <text:p>20.9817593518</text:p>
          </table:table-cell>
          <table:table-cell office:value-type="float" office:value="34.88001587418" calcext:value-type="float">
            <text:p>34.8800158742</text:p>
          </table:table-cell>
          <table:table-cell office:value-type="float" office:value="-83.5768586802185" calcext:value-type="float">
            <text:p>-83.5768586802</text:p>
          </table:table-cell>
          <table:table-cell table:style-name="Default" office:value-type="float" office:value="34.880131384" calcext:value-type="float">
            <text:p>34.880131384</text:p>
          </table:table-cell>
          <table:table-cell table:style-name="Default" office:value-type="float" office:value="-83.57688828" calcext:value-type="float">
            <text:p>-83.57688828</text:p>
          </table:table-cell>
          <table:table-cell table:formula="of:=ACOS(COS(RADIANS(90-[.J34])) *COS(RADIANS(90-[.L34])) +SIN(RADIANS(90-[.J34])) *SIN(RADIANS(90-[.L34])) *COS(RADIANS([.K34]-[.M34]))) *6371" office:value-type="float" office:value="0.0131247834846306" calcext:value-type="float">
            <text:p>0.0131247835</text:p>
          </table:table-cell>
          <table:table-cell table:formula="of:=[.N34]*1000" office:value-type="float" office:value="13.1247834846306" calcext:value-type="float">
            <text:p>13.12478348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003279.jpg</text:p>
          </table:table-cell>
          <table:table-cell office:value-type="string" calcext:value-type="string">
            <text:p>0003280.jpg</text:p>
          </table:table-cell>
          <table:table-cell office:value-type="float" office:value="1" calcext:value-type="float">
            <text:p>1</text:p>
          </table:table-cell>
          <table:table-cell office:value-type="float" office:value="812894.9042" calcext:value-type="float">
            <text:p>812894.9042</text:p>
          </table:table-cell>
          <table:table-cell office:value-type="float" office:value="3865103.628" calcext:value-type="float">
            <text:p>3865103.628</text:p>
          </table:table-cell>
          <table:table-cell office:value-type="float" office:value="812884.341085266" calcext:value-type="float">
            <text:p>812884.341085266</text:p>
          </table:table-cell>
          <table:table-cell office:value-type="float" office:value="3865098.93189801" calcext:value-type="float">
            <text:p>3865098.93189801</text:p>
          </table:table-cell>
          <table:table-cell office:value-type="float" office:value="11.6726428000107" calcext:value-type="float">
            <text:p>11.6726428</text:p>
          </table:table-cell>
          <table:table-cell office:value-type="float" office:value="16.347575023397" calcext:value-type="float">
            <text:p>16.3475750234</text:p>
          </table:table-cell>
          <table:table-cell office:value-type="float" office:value="34.8800267306909" calcext:value-type="float">
            <text:p>34.8800267307</text:p>
          </table:table-cell>
          <table:table-cell office:value-type="float" office:value="-83.576900077549" calcext:value-type="float">
            <text:p>-83.5769000775</text:p>
          </table:table-cell>
          <table:table-cell table:style-name="Default" office:value-type="float" office:value="34.880131384" calcext:value-type="float">
            <text:p>34.880131384</text:p>
          </table:table-cell>
          <table:table-cell table:style-name="Default" office:value-type="float" office:value="-83.57688828" calcext:value-type="float">
            <text:p>-83.57688828</text:p>
          </table:table-cell>
          <table:table-cell table:formula="of:=ACOS(COS(RADIANS(90-[.J35])) *COS(RADIANS(90-[.L35])) +SIN(RADIANS(90-[.J35])) *SIN(RADIANS(90-[.L35])) *COS(RADIANS([.K35]-[.M35]))) *6371" office:value-type="float" office:value="0.0116866855635646" calcext:value-type="float">
            <text:p>0.0116866856</text:p>
          </table:table-cell>
          <table:table-cell table:formula="of:=[.N35]*1000" office:value-type="float" office:value="11.6866855635646" calcext:value-type="float">
            <text:p>11.6866855636</text:p>
          </table:table-cell>
          <table:table-cell table:number-columns-repeated="1007"/>
        </table:table-row>
        <table:table-row table:style-name="ro1" table:number-rows-repeated="104854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/00/0000</text:date>, <text:time style:data-style-name="N2" text:time-value="11:45:32.043955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5:49:45.553346824</meta:creation-date>
    <meta:generator>LibreOffice/5.1.6.2$Linux_X86_64 LibreOffice_project/10m0$Build-2</meta:generator>
    <dc:date>2019-06-09T12:58:14.695182226</dc:date>
    <meta:editing-duration>PT2H43M11S</meta:editing-duration>
    <meta:editing-cycles>6</meta:editing-cycles>
    <meta:document-statistic meta:table-count="1" meta:cell-count="471" meta:object-count="0"/>
  </office:meta>
</office:document-meta>
</file>